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4" style:family="paragraph" style:parent-style-name="Standard">
      <style:text-properties style:font-name="Times New Roman" officeooo:paragraph-rsid="000fa30a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1"/>
      <text:p text:style-name="P2">import java.util.Random;</text:p>
      <text:p text:style-name="P2">class EvenThread extends Thread{</text:p>
      <text:p text:style-name="P2"><text:s text:c="4"/>private int num;</text:p>
      <text:p text:style-name="P2"><text:s text:c="4"/>public EvenThread(int num){</text:p>
      <text:p text:style-name="P2"><text:s text:c="8"/>this.num=num;</text:p>
      <text:p text:style-name="P2"><text:s text:c="4"/>}</text:p>
      <text:p text:style-name="P2"><text:s text:c="4"/>public void run(){</text:p>
      <text:p text:style-name="P2"><text:s text:c="8"/>System.out.println("Square of "+num+" = "+num*num);</text:p>
      <text:p text:style-name="P2"><text:s text:c="4"/>}</text:p>
      <text:p text:style-name="P2">}</text:p>
      <text:p text:style-name="P2">class OddThread extends Thread{</text:p>
      <text:p text:style-name="P2"><text:s text:c="4"/>private int num;</text:p>
      <text:p text:style-name="P2"><text:s text:c="4"/>public OddThread(int num){</text:p>
      <text:p text:style-name="P2"><text:s text:c="8"/>this.num=num;</text:p>
      <text:p text:style-name="P2"><text:s text:c="4"/>}</text:p>
      <text:p text:style-name="P2"><text:s text:c="4"/>public void run(){</text:p>
      <text:p text:style-name="P2"><text:s text:c="8"/>System.out.println("Cube of "+num+" = "+num*num*num);</text:p>
      <text:p text:style-name="P2"><text:s text:c="4"/>}</text:p>
      <text:p text:style-name="P2">}</text:p>
      <text:p text:style-name="P2">class RandomThread extends Thread{</text:p>
      <text:p text:style-name="P2"><text:s text:c="4"/>public void run(){</text:p>
      <text:p text:style-name="P2"><text:s text:c="8"/>Random r=new Random();</text:p>
      <text:p text:style-name="P2"><text:s text:c="8"/>for(int i=0;i&lt;10;i++){</text:p>
      <text:p text:style-name="P2"><text:s text:c="12"/>int num=r.nextInt(100);</text:p>
      <text:p text:style-name="P2"><text:s text:c="12"/>if(num%2==0){</text:p>
      <text:p text:style-name="P2"><text:s text:c="16"/>new EvenThread(num).start();</text:p>
      <text:p text:style-name="P2"><text:s text:c="12"/>}</text:p>
      <text:p text:style-name="P2"><text:s text:c="12"/>else{</text:p>
      <text:p text:style-name="P2"><text:s text:c="16"/>new OddThread(num).start();</text:p>
      <text:p text:style-name="P2"><text:s text:c="12"/>}</text:p>
      <text:p text:style-name="P2"><text:s text:c="8"/>}</text:p>
      <text:p text:style-name="P2"><text:s text:c="4"/>}</text:p>
      <text:p text:style-name="P2">}</text:p>
      <text:p text:style-name="P2">class thread_program{</text:p>
      <text:p text:style-name="P2"><text:s text:c="4"/>public static void main(String args[]){</text:p>
      <text:p text:style-name="P2"><text:s text:c="8"/>RandomThread r= new RandomThread();</text:p>
      <text:p text:style-name="P2"><text:s text:c="8"/>r.start();</text:p>
      <text:p text:style-name="P2"><text:s text:c="4"/>}</text:p>
      <text:p text:style-name="P2">}</text:p>
      <text:p text:style-name="P2"/>
      <text:p text:style-name="P1">OUTPUT:</text:p>
      <text:p text:style-name="P1"/>
      <text:p text:style-name="P3">Square of 48 = 2304</text:p>
      <text:p text:style-name="P3">Cube of 53 = 148877</text:p>
      <text:p text:style-name="P3">Cube of 7 = 343</text:p>
      <text:p text:style-name="P3">Cube of 31 = 29791</text:p>
      <text:p text:style-name="P3">Square of 46 = 2116</text:p>
      <text:p text:style-name="P3">Square of 60 = 3600</text:p>
      <text:p text:style-name="P3">Square of 40 = 1600</text:p>
      <text:p text:style-name="P3">Square of 98 = 9604</text:p>
      <text:p text:style-name="P3"><text:soft-page-break/>Cube of 89 = 704969</text:p>
      <text:p text:style-name="P3">Square of 98 = 960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2-22T19:10:48.491000000</dc:date>
    <meta:editing-duration>PT38M23S</meta:editing-duration>
    <meta:editing-cycles>10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51" meta:word-count="137" meta:character-count="1068" meta:non-whitespace-character-count="762"/>
  </office:meta>
</office:document-meta>
</file>